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6800000B9A39E2CC13A5B6F40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37.999cm" svg:height="26.869cm" draw:z-index="0"><draw:image xlink:href="Pictures/100000000000106800000B9A39E2CC13A5B6F4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4:37:23.828000000</meta:creation-date>
    <dc:date>2022-11-14T14:39:00.096000000</dc:date>
    <meta:editing-duration>PT1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